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emical Regimes of Living</text:p>
      <text:p text:style-name="Standard">Author(s): Michelle Murphy</text:p>
      <text:p text:style-name="Standard">Reviewed work(s):</text:p>
      <text:p text:style-name="Standard">Source: Environmental History, Vol. 13, No. 4 (Oct., 2008), pp. 695-703</text:p>
      <text:p text:style-name="Standard">Published by: Forest History Society and American Society for Environmental History</text:p>
      <text:p text:style-name="Standard">Stable URL: http://www.jstor.org/stable/25473297 </text:p>
      <text:p text:style-name="Standard"/>
      <text:p text:style-name="Standard">It has become a truism that synthetic chemicals have traveled to distant crevices <text:s/>and niches <text:s/>of the globe. <text:s/>Largely <text:s/>produced <text:s/>by <text:s/>over <text:s/>a century <text:s/>of petroleum dependent <text:s/>industrialized <text:s/>capitalism, <text:s/>these <text:s/>varied <text:s/>molecular <text:s/>modifications <text:s/>range in duration, mobility, and effect,offering us a world changed in ways both subtle and <text:s/>overwhelming. <text:s/>The <text:s/>intensification of production <text:s/>and <text:s/>consumption <text:s/>in recent decades has yielded <text:s/>a chemically <text:s/>recomposed <text:s/>planetary <text:s/>atmosphere <text:s/>to alarming future <text:s/>effect, while <text:s/>it has <text:s/>penetrated <text:s/>the air, waters, <text:s/>and <text:s/>soils <text:s/>to accumulate <text:s/>into the <text:s/>very <text:s/>flesh <text:s/>of organisms, <text:s/>from plankton <text:s/>to humans. <text:s/>696</text:p>
      <text:p text:style-name="Standard"/>
      <text:p text:style-name="Standard"/>
      <text:p text:style-name="Standard"/>
      <text:p text:style-name="Standard"><text:s/>For <text:s/>Rose, <text:s/>the molecularization <text:s/>of <text:s/>life <text:s/>in biomedicine <text:s/>also <text:s/>is characterized <text:s/>by <text:s/>a new <text:s/>"style <text:s/>of <text:s/>thought" <text:s/>modeled <text:s/>on genomics that <text:s/>emphasizes <text:s/>information, <text:s/>individualized <text:s/>risks <text:s/>and <text:s/>individualized variations. 696</text:p>
      <text:p text:style-name="Standard"/>
      <text:p text:style-name="Standard">But <text:s/>when <text:s/>it comes <text:s/>to questions <text:s/>of pollution, it is more appropriate to discuss <text:s/>the historical <text:s/>emergence <text:s/>of a chemical regime <text:s/>of living, <text:s/>in which <text:s/>molecular <text:s/>relations <text:s/>extend <text:s/>outside <text:s/>of the organic <text:s/>realm and <text:s/>create <text:s/>interconnections <text:s/>with <text:s/>landscapes, <text:s/>production, <text:s/>and <text:s/>consumption, requiring us to tie the history of technoscience with political economy.697</text:p>
      <text:p text:style-name="Standard"><text:s/></text:p>
      <text:p text:style-name="Standard"/>
      <text:p text:style-name="Standard"/>
      <text:p text:style-name="Standard">We historians too are now part of this conjuncture, tracking molecular pathways that overflow the norms of social status and national borders, or even the time span of a human life. We too are struggling to find conceptual tools through which to capture this complex and uncertain set of phenomena. Instead of a chain, or a focus on bodies, the notion of a chemical regime of living might <text:s/>better provoke questions more adequate <text:s/>to the history <text:s/>of this entangled <text:s/>and enfolded <text:s/>political economy of molecular relations 70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0T12:05:27</meta:creation-date>
    <dc:date>2012-11-23T09:20:24</dc:date>
    <meta:editing-duration>PT2H42M17S</meta:editing-duration>
    <meta:editing-cycles>7</meta:editing-cycles>
    <meta:generator>LibreOffice/3.5$Linux_X86_64 LibreOffice_project/350m1$Build-2</meta:generator>
    <dc:creator>adrian </dc:creator>
    <meta:document-statistic meta:table-count="0" meta:image-count="0" meta:object-count="0" meta:page-count="1" meta:paragraph-count="11" meta:word-count="293" meta:character-count="2051" meta:non-whitespace-character-count="1678"/>
  </office:meta>
</office:document-meta>
</file>